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314cm" svg:height="13.812cm" svg:x="2.285cm" svg:y="0.027cm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Résistance surfacique</text:p>
          </table:table-cell>
          <table:table-cell table:number-columns-repeated="3"/>
          <table:table-cell office:value-type="float" office:value="151.17" calcext:value-type="float">
            <text:p>151,17</text:p>
          </table:table-cell>
          <table:table-cell table:formula="of:=79.72/0.96" office:value-type="float" office:value="83.0416666666667" calcext:value-type="float">
            <text:p>83,041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.36" calcext:value-type="float">
            <text:p>79,36</text:p>
          </table:table-cell>
          <table:table-cell table:number-columns-repeated="3"/>
          <table:table-cell office:value-type="float" office:value="191.68" calcext:value-type="float">
            <text:p>191,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12" calcext:value-type="float">
            <text:p>47,12</text:p>
          </table:table-cell>
          <table:table-cell table:number-columns-repeated="2"/>
          <table:table-cell table:formula="of:=(85-72)/0.75" office:value-type="float" office:value="17.3333333333333" calcext:value-type="float">
            <text:p>17,3333333333</text:p>
          </table:table-cell>
          <table:table-cell office:value-type="float" office:value="139.6" calcext:value-type="float">
            <text:p>139,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90-72" office:value-type="float" office:value="18" calcext:value-type="float">
            <text:p>18</text:p>
          </table:table-cell>
          <table:table-cell office:value-type="float" office:value="191.33" calcext:value-type="float">
            <text:p>191,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36.21" calcext:value-type="float">
            <text:p>136,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62.77" calcext:value-type="float">
            <text:p>162,7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40.86" calcext:value-type="float">
            <text:p>140,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6.08" calcext:value-type="float">
            <text:p>136,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5.11" calcext:value-type="float">
            <text:p>135,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2.48" calcext:value-type="float">
            <text:p>132,48</text:p>
          </table:table-cell>
          <table:table-cell/>
        </table:table-row>
        <table:table-row table:style-name="ro1">
          <table:table-cell table:number-columns-repeated="5"/>
          <table:table-cell table:style-name="Default" table:formula="of:=SUM([.F1:.F10])/10-72" office:value-type="float" office:value="79.729" calcext:value-type="float">
            <text:p>79,7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1T16:35:28.694689074</meta:creation-date>
    <dc:date>2015-06-11T17:06:30.574924559</dc:date>
    <dc:creator>Nicolas Paillet</dc:creator>
    <meta:editing-duration>PT15M20S</meta:editing-duration>
    <meta:editing-cycles>2</meta:editing-cycles>
    <meta:generator>LibreOffice/4.3.7.2$Linux_X86_64 LibreOffice_project/43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493cm"/>
    </style:style>
    <style:style style:name="gr2" style:family="graphic">
      <style:graphic-properties draw:stroke="none" svg:stroke-color="#000000" draw:fill="none" draw:fill-color="#ffffff" fo:min-height="0.377cm"/>
    </style:style>
    <style:style style:name="gr3" style:family="graphic">
      <style:graphic-properties draw:stroke="none" svg:stroke-color="#000000" draw:fill="none" draw:fill-color="#ffffff" fo:min-height="0.518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7.315cm" svg:height="13.813cm" xlink:href=".." xlink:type="simple" chart:class="chart:scatter" chart:style-name="ch1">
        <chart:legend chart:legend-position="end" svg:x="23.147cm" svg:y="6.607cm" style:legend-expansion="high" chart:style-name="ch2"/>
        <chart:plot-area chart:style-name="ch3" table:cell-range-address="Sheet1.A1:Sheet1.B7" chart:data-source-has-labels="row" svg:x="1.114cm" svg:y="0.326cm" svg:width="18.405cm" svg:height="10.58cm">
          <chartooo:coordinate-region svg:x="1.921cm" svg:y="0.525cm" svg:width="17.411cm" svg:height="9.7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draw:frame draw:style-name="gr1" svg:width="1.35cm" svg:height="0.493cm" svg:x="5.114cm" svg:y="10.971cm">
          <draw:text-box>
            <text:p>Etching</text:p>
          </draw:text-box>
        </draw:frame>
        <draw:frame draw:style-name="gr2" svg:width="1.154cm" svg:height="0.451cm" svg:x="12.902cm" svg:y="11.209cm">
          <draw:text-box>
            <text:p>Clean</text:p>
          </draw:text-box>
        </draw:frame>
        <draw:frame draw:style-name="gr3" svg:width="3.365cm" svg:height="0.518cm" svg:x="16.441cm" svg:y="11.412cm">
          <draw:text-box>
            <text:p>Classic Oxydation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surfaciq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2:Sheet1.A7</svg:desc>
                </draw:g>
              </table:table-cell>
              <table:table-cell office:value-type="float" office:value="79.36">
                <text:p>79.36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